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0f0640" officeooo:paragraph-rsid="000f0640"/>
    </style:style>
    <style:style style:name="P2" style:family="paragraph" style:parent-style-name="Text_20_body">
      <style:text-properties fo:font-size="14pt" officeooo:rsid="001026df" officeooo:paragraph-rsid="001026df"/>
    </style:style>
    <style:style style:name="P3" style:family="paragraph" style:parent-style-name="Text_20_body">
      <style:text-properties fo:font-size="14pt" officeooo:rsid="00117db5" officeooo:paragraph-rsid="00117db5"/>
    </style:style>
    <style:style style:name="P4" style:family="paragraph" style:parent-style-name="Text_20_body">
      <style:text-properties fo:font-size="14pt" officeooo:rsid="0011bf7d" officeooo:paragraph-rsid="0011bf7d"/>
    </style:style>
    <style:style style:name="P5" style:family="paragraph" style:parent-style-name="Text_20_body">
      <style:text-properties fo:font-size="14pt" officeooo:rsid="0012f1a9" officeooo:paragraph-rsid="0012f1a9"/>
    </style:style>
    <style:style style:name="P6" style:family="paragraph" style:parent-style-name="Text_20_body">
      <style:text-properties fo:font-size="16pt" officeooo:paragraph-rsid="00143f24"/>
    </style:style>
    <style:style style:name="P7" style:family="paragraph" style:parent-style-name="Title">
      <style:text-properties officeooo:rsid="000f0640" officeooo:paragraph-rsid="000f0640"/>
    </style:style>
    <style:style style:name="P8" style:family="paragraph" style:parent-style-name="Heading_20_1">
      <style:text-properties officeooo:rsid="000f0640" officeooo:paragraph-rsid="000f0640"/>
    </style:style>
    <style:style style:name="P9" style:family="paragraph" style:parent-style-name="Heading_20_1">
      <style:text-properties officeooo:rsid="001026df" officeooo:paragraph-rsid="001026df"/>
    </style:style>
    <style:style style:name="P10" style:family="paragraph" style:parent-style-name="Heading_20_1">
      <style:text-properties officeooo:rsid="0011bf7d" officeooo:paragraph-rsid="0011bf7d"/>
    </style:style>
    <style:style style:name="P11" style:family="paragraph" style:parent-style-name="Heading_20_1">
      <style:text-properties officeooo:rsid="0012a656" officeooo:paragraph-rsid="0012a656"/>
    </style:style>
    <style:style style:name="P12" style:family="paragraph" style:parent-style-name="Heading_20_1">
      <style:text-properties officeooo:rsid="0012f1a9" officeooo:paragraph-rsid="0012f1a9"/>
    </style:style>
    <style:style style:name="P13" style:family="paragraph" style:parent-style-name="Heading_20_1">
      <style:text-properties officeooo:rsid="00143f24" officeooo:paragraph-rsid="00143f24"/>
    </style:style>
    <style:style style:name="P14" style:family="paragraph" style:parent-style-name="Heading_20_2">
      <style:text-properties officeooo:rsid="000f0640" officeooo:paragraph-rsid="000f0640"/>
    </style:style>
    <style:style style:name="P15" style:family="paragraph" style:parent-style-name="Heading_20_2">
      <style:text-properties officeooo:rsid="001026df" officeooo:paragraph-rsid="001026df"/>
    </style:style>
    <style:style style:name="P16" style:family="paragraph" style:parent-style-name="Heading_20_2">
      <style:text-properties officeooo:rsid="0011078b" officeooo:paragraph-rsid="0011078b"/>
    </style:style>
    <style:style style:name="P17" style:family="paragraph" style:parent-style-name="Heading_20_2">
      <style:text-properties officeooo:rsid="00117db5" officeooo:paragraph-rsid="00117db5"/>
    </style:style>
    <style:style style:name="P18" style:family="paragraph" style:parent-style-name="Heading_20_2">
      <style:text-properties officeooo:rsid="0011ae6f" officeooo:paragraph-rsid="0011ae6f"/>
    </style:style>
    <style:style style:name="P19" style:family="paragraph" style:parent-style-name="Heading_20_2">
      <style:text-properties officeooo:rsid="0011bf7d" officeooo:paragraph-rsid="0011bf7d"/>
    </style:style>
    <style:style style:name="P20" style:family="paragraph" style:parent-style-name="Heading_20_2">
      <style:text-properties officeooo:rsid="0012a656" officeooo:paragraph-rsid="0012a656"/>
    </style:style>
    <style:style style:name="P21" style:family="paragraph" style:parent-style-name="Heading_20_2">
      <style:text-properties officeooo:rsid="0012f1a9" officeooo:paragraph-rsid="0012f1a9"/>
    </style:style>
    <style:style style:name="P22" style:family="paragraph" style:parent-style-name="Text_20_body" style:list-style-name="L1">
      <style:text-properties fo:font-size="14pt" officeooo:rsid="000f0640" officeooo:paragraph-rsid="000f0640"/>
    </style:style>
    <style:style style:name="P23" style:family="paragraph" style:parent-style-name="Text_20_body" style:list-style-name="L2">
      <style:text-properties fo:font-size="14pt" officeooo:rsid="000f0640" officeooo:paragraph-rsid="000f0640"/>
    </style:style>
    <style:style style:name="P24" style:family="paragraph" style:parent-style-name="Text_20_body" style:list-style-name="L3">
      <style:text-properties fo:font-size="14pt" officeooo:rsid="000f0640" officeooo:paragraph-rsid="000f0640"/>
    </style:style>
    <style:style style:name="P25" style:family="paragraph" style:parent-style-name="Text_20_body" style:list-style-name="L1">
      <style:text-properties fo:font-size="14pt" fo:font-style="normal" officeooo:rsid="000f0640" officeooo:paragraph-rsid="000f0640" style:font-style-asian="normal" style:font-style-complex="normal"/>
    </style:style>
    <style:style style:name="P26" style:family="paragraph" style:parent-style-name="Text_20_body" style:list-style-name="L3">
      <style:text-properties fo:font-size="14pt" officeooo:rsid="001026df" officeooo:paragraph-rsid="001026df"/>
    </style:style>
    <style:style style:name="P27" style:family="paragraph" style:parent-style-name="Text_20_body" style:list-style-name="L4">
      <style:text-properties fo:font-size="14pt" officeooo:rsid="001026df" officeooo:paragraph-rsid="001026df"/>
    </style:style>
    <style:style style:name="P28" style:family="paragraph" style:parent-style-name="Text_20_body" style:list-style-name="L5">
      <style:text-properties fo:font-size="14pt" officeooo:rsid="001026df" officeooo:paragraph-rsid="001026df"/>
    </style:style>
    <style:style style:name="P29" style:family="paragraph" style:parent-style-name="Text_20_body" style:list-style-name="L6">
      <style:text-properties fo:font-size="14pt" officeooo:rsid="001026df" officeooo:paragraph-rsid="001026df"/>
    </style:style>
    <style:style style:name="P30" style:family="paragraph" style:parent-style-name="Text_20_body" style:list-style-name="L6">
      <style:text-properties fo:font-size="14pt" officeooo:rsid="00104ad5" officeooo:paragraph-rsid="00104ad5"/>
    </style:style>
    <style:style style:name="P31" style:family="paragraph" style:parent-style-name="Text_20_body" style:list-style-name="L6">
      <style:text-properties fo:font-size="14pt" officeooo:rsid="0011078b" officeooo:paragraph-rsid="0011078b"/>
    </style:style>
    <style:style style:name="P32" style:family="paragraph" style:parent-style-name="Text_20_body" style:list-style-name="L7">
      <style:text-properties fo:font-size="14pt" officeooo:rsid="0011078b" officeooo:paragraph-rsid="0011078b"/>
    </style:style>
    <style:style style:name="P33" style:family="paragraph" style:parent-style-name="Text_20_body" style:list-style-name="L8">
      <style:text-properties fo:font-size="14pt" officeooo:rsid="00117db5" officeooo:paragraph-rsid="00117db5"/>
    </style:style>
    <style:style style:name="P34" style:family="paragraph" style:parent-style-name="Text_20_body" style:list-style-name="L9">
      <style:text-properties fo:font-size="14pt" officeooo:rsid="00117db5" officeooo:paragraph-rsid="00117db5"/>
    </style:style>
    <style:style style:name="P35" style:family="paragraph" style:parent-style-name="Text_20_body" style:list-style-name="L10">
      <style:text-properties fo:font-size="14pt" officeooo:rsid="00117db5" officeooo:paragraph-rsid="00117db5"/>
    </style:style>
    <style:style style:name="P36" style:family="paragraph" style:parent-style-name="Text_20_body" style:list-style-name="L10">
      <style:text-properties fo:font-size="14pt" officeooo:rsid="0011ae6f" officeooo:paragraph-rsid="0011ae6f"/>
    </style:style>
    <style:style style:name="P37" style:family="paragraph" style:parent-style-name="Text_20_body" style:list-style-name="L11">
      <style:text-properties fo:font-size="14pt" officeooo:rsid="0011ae6f" officeooo:paragraph-rsid="0011ae6f"/>
    </style:style>
    <style:style style:name="P38" style:family="paragraph" style:parent-style-name="Text_20_body" style:list-style-name="L12">
      <style:text-properties fo:font-size="14pt" officeooo:rsid="0011ae6f" officeooo:paragraph-rsid="0011ae6f"/>
    </style:style>
    <style:style style:name="P39" style:family="paragraph" style:parent-style-name="Text_20_body" style:list-style-name="L12">
      <style:text-properties fo:font-size="14pt" officeooo:rsid="0011bf7d" officeooo:paragraph-rsid="0011bf7d"/>
    </style:style>
    <style:style style:name="P40" style:family="paragraph" style:parent-style-name="Text_20_body" style:list-style-name="L13">
      <style:text-properties fo:font-size="14pt" officeooo:rsid="0011bf7d" officeooo:paragraph-rsid="0011bf7d"/>
    </style:style>
    <style:style style:name="P41" style:family="paragraph" style:parent-style-name="Text_20_body" style:list-style-name="L14">
      <style:text-properties fo:font-size="14pt" officeooo:rsid="0011bf7d" officeooo:paragraph-rsid="0011bf7d"/>
    </style:style>
    <style:style style:name="P42" style:family="paragraph" style:parent-style-name="Text_20_body" style:list-style-name="L15">
      <style:text-properties fo:font-size="14pt" officeooo:rsid="0012a656" officeooo:paragraph-rsid="0012a656"/>
    </style:style>
    <style:style style:name="P43" style:family="paragraph" style:parent-style-name="Text_20_body" style:list-style-name="L16">
      <style:text-properties fo:font-size="14pt" officeooo:rsid="0012a656" officeooo:paragraph-rsid="0012a656"/>
    </style:style>
    <style:style style:name="P44" style:family="paragraph" style:parent-style-name="Text_20_body" style:list-style-name="L17">
      <style:text-properties fo:font-size="14pt" officeooo:rsid="0012f1a9" officeooo:paragraph-rsid="0012f1a9"/>
    </style:style>
    <style:style style:name="P45" style:family="paragraph" style:parent-style-name="Text_20_body" style:list-style-name="L18">
      <style:text-properties fo:font-size="14pt" officeooo:rsid="0012f1a9" officeooo:paragraph-rsid="0012f1a9"/>
    </style:style>
    <style:style style:name="P46" style:family="paragraph" style:parent-style-name="Text_20_body" style:list-style-name="L20">
      <style:text-properties fo:font-size="14pt" officeooo:rsid="00143f24" officeooo:paragraph-rsid="00143f24"/>
    </style:style>
    <style:style style:name="P47" style:family="paragraph" style:parent-style-name="Text_20_body" style:list-style-name="L21">
      <style:text-properties fo:font-size="14pt" officeooo:paragraph-rsid="00143f24"/>
    </style:style>
    <style:style style:name="P48" style:family="paragraph" style:parent-style-name="Text_20_body" style:list-style-name="L19">
      <style:text-properties fo:font-size="16pt" officeooo:rsid="0012f1a9" officeooo:paragraph-rsid="0012f1a9"/>
    </style:style>
    <style:style style:name="P49" style:family="paragraph" style:parent-style-name="Text_20_body" style:list-style-name="L2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VPC </text:p>
      <text:h text:style-name="P8" text:outline-level="1">CIDR – Ipv4 </text:h>
      <text:list xml:id="list384395049" text:style-name="L1">
        <text:list-item>
          <text:p text:style-name="P22">Classless Inter – Domain Routing – A method for allocating IP addresses </text:p>
        </text:list-item>
        <text:list-item>
          <text:p text:style-name="P22">They help to define an IP address range: </text:p>
          <text:list>
            <text:list-item>
              <text:p text:style-name="P22">xx.xx.xx.xx/32 – here “32” represent 1 IP </text:p>
            </text:list-item>
            <text:list-item>
              <text:p text:style-name="P22">0.0.0.0/0 – here “/0” represent all ip </text:p>
            </text:list-item>
            <text:list-item>
              <text:p text:style-name="P22">e.g. 192.168.0.0/26 – here 64 IP address are there – 192.168.0.0 to 192.168.0.63 </text:p>
            </text:list-item>
          </text:list>
        </text:list-item>
        <text:list-item>
          <text:p text:style-name="P22">Consist two components: </text:p>
          <text:list>
            <text:list-item>
              <text:p text:style-name="P22">Base IP </text:p>
              <text:list>
                <text:list-item>
                  <text:p text:style-name="P22">Represent an IP contained in the range </text:p>
                </text:list-item>
                <text:list-item>
                  <text:p text:style-name="P22">E.g. 192.168.0.0 </text:p>
                </text:list-item>
              </text:list>
            </text:list-item>
            <text:list-item>
              <text:p text:style-name="P22">Subnet Mask </text:p>
              <text:list>
                <text:list-item>
                  <text:p text:style-name="P22">How many bits can change in IP </text:p>
                </text:list-item>
                <text:list-item>
                  <text:p text:style-name="P22">Example: /0, /<text:span text:style-name="T1">24</text:span><text:span text:style-name="T2">, /34 </text:span></text:p>
                </text:list-item>
                <text:list-item>
                  <text:p text:style-name="P25">Can take 2 forms: </text:p>
                  <text:list>
                    <text:list-item>
                      <text:p text:style-name="P25">/8: 255.0.0.0</text:p>
                    </text:list-item>
                    <text:list-item>
                      <text:p text:style-name="P25">/16: 255.255.0.0</text:p>
                    </text:list-item>
                    <text:list-item>
                      <text:p text:style-name="P25">/24: 255.255.255.0 </text:p>
                    </text:list-item>
                    <text:list-item>
                      <text:p text:style-name="P25">/32: 255.255.255.255 </text:p>
                    </text:list-item>
                  </text:list>
                </text:list-item>
              </text:list>
            </text:list-item>
          </text:list>
        </text:list-item>
      </text:list>
      <text:h text:style-name="P14" text:outline-level="2">Subnet Mask </text:h>
      <text:p text:style-name="P1">Allows part of the underlying IP to get additional next values from the base IP. </text:p>
      <text:p text:style-name="P1">Ex: </text:p>
      <text:list xml:id="list1018188358" text:style-name="L2">
        <text:list-item>
          <text:p text:style-name="P23">192.168.0.0/32 – allows for 1 IP (2^0) </text:p>
        </text:list-item>
        <text:list-item>
          <text:p text:style-name="P23">192.168.0.0/31 – allows for 2 IP (2 ^ 1) </text:p>
        </text:list-item>
        <text:list-item>
          <text:p text:style-name="P23">192.168.0.0/30 – allows for 4 IP (2 ^ 2) </text:p>
        </text:list-item>
      </text:list>
      <text:h text:style-name="P14" text:outline-level="2"><text:soft-page-break/>Public vs Private IP </text:h>
      <text:list xml:id="list3532711952" text:style-name="L3">
        <text:list-item>
          <text:p text:style-name="P24">Private IP can allow certain values </text:p>
          <text:list>
            <text:list-item>
              <text:p text:style-name="P24">10.0.0.0 – 10.255.255.255 <text:s/>( 10.0.0.0/8) – in big networks </text:p>
            </text:list-item>
            <text:list-item>
              <text:p text:style-name="P24">172.16.0.0 – 172.31.255.255 (172.16.0.0/12) – AWS default VPC in that range </text:p>
            </text:list-item>
            <text:list-item>
              <text:p text:style-name="P26">192.168.0.0 – 192.168.255.255 (192.168.0.0/16) – Home network </text:p>
            </text:list-item>
          </text:list>
        </text:list-item>
      </text:list>
      <text:p text:style-name="P2"/>
      <text:h text:style-name="P9" text:outline-level="1">Default VPC </text:h>
      <text:list xml:id="list2861547735" text:style-name="L4">
        <text:list-item>
          <text:p text:style-name="P27">New EC2 instances are launched into default VPC if not subset is specified </text:p>
        </text:list-item>
        <text:list-item>
          <text:p text:style-name="P27">Default VPC has internet connectivity and all EC2 instances inside have public Ipv4 addresses </text:p>
        </text:list-item>
        <text:list-item>
          <text:p text:style-name="P27">we also get a public and a private Ipv4 DNS names </text:p>
        </text:list-item>
      </text:list>
      <text:p text:style-name="P2"/>
      <text:h text:style-name="P9" text:outline-level="1">VPC in AWS </text:h>
      <text:list xml:id="list2198230828" text:style-name="L5">
        <text:list-item>
          <text:p text:style-name="P28">Soft limi – maximum 5 VPC / region </text:p>
        </text:list-item>
        <text:list-item>
          <text:p text:style-name="P28">Max. CIDR/ VPC is 5, for each CIDR: </text:p>
          <text:list>
            <text:list-item>
              <text:p text:style-name="P28">Min. Size is /28 (16 IP addresses) </text:p>
            </text:list-item>
            <text:list-item>
              <text:p text:style-name="P28">Max. Size is /16 (65536 IP addresses) </text:p>
            </text:list-item>
          </text:list>
        </text:list-item>
        <text:list-item>
          <text:p text:style-name="P28">Only Private Ipv4 ranges are allowed: </text:p>
          <text:list>
            <text:list-item>
              <text:p text:style-name="P28">10.0.0.0 – 10.255.255.255 (10.0.0.0/8) </text:p>
            </text:list-item>
            <text:list-item>
              <text:p text:style-name="P28">172.16.0.0 – 172.31.255.255 (172.16.0.0/12) </text:p>
            </text:list-item>
            <text:list-item>
              <text:p text:style-name="P28">192.168.0.0 – 192.168.255.255 (192.168.0.0/16) </text:p>
            </text:list-item>
          </text:list>
        </text:list-item>
        <text:list-item>
          <text:p text:style-name="P28">VPC CIDR should Not overlap with other networks. </text:p>
        </text:list-item>
      </text:list>
      <text:h text:style-name="P15" text:outline-level="2">Creation of VPC </text:h>
      <text:list xml:id="list1110892479" text:style-name="L6">
        <text:list-item>
          <text:p text:style-name="P29">Name tag: Source-vpc </text:p>
        </text:list-item>
        <text:list-item>
          <text:p text:style-name="P29">Ipv4 CIDR Block: 10.0.0.0/16 <text:s/>- 10.0.0.0 to 10.0.255.255</text:p>
        </text:list-item>
        <text:list-item>
          <text:p text:style-name="P30">Tenancy: Default </text:p>
        </text:list-item>
        <text:list-item>
          <text:p text:style-name="P31">Tags</text:p>
        </text:list-item>
      </text:list>
      <text:h text:style-name="P16" text:outline-level="2"><text:soft-page-break/>Subnets </text:h>
      <text:list xml:id="list3485469573" text:style-name="L7">
        <text:list-item>
          <text:p text:style-name="P32">AWS reserves 5 IP addresses (first 4 &amp; last 1) in each subnet </text:p>
        </text:list-item>
        <text:list-item>
          <text:p text:style-name="P32">These 5 IP addresses are not available for use and can’t be assigned to an EC2 instance. </text:p>
        </text:list-item>
        <text:list-item>
          <text:p text:style-name="P32">Example: If CIDR block 10.0.0.0/24, then reserved IP addresses are: </text:p>
          <text:list>
            <text:list-item>
              <text:p text:style-name="P32">10.0.0.0 – Networkd address </text:p>
            </text:list-item>
            <text:list-item>
              <text:p text:style-name="P32">10.0.0.1 – reserved by AWS for the VPC router </text:p>
            </text:list-item>
            <text:list-item>
              <text:p text:style-name="P32">10.0.0.2 – reserved by AWS for mapping to Amazon – provided DNS </text:p>
            </text:list-item>
            <text:list-item>
              <text:p text:style-name="P32">10.0.0.3 – reserved by AWS for future use </text:p>
            </text:list-item>
            <text:list-item>
              <text:p text:style-name="P32">10.0.0.255 – Network Broadcast Address. AWS does not support broadcast in a VPC therefore the address is reserved. </text:p>
            </text:list-item>
          </text:list>
        </text:list-item>
      </text:list>
      <text:h text:style-name="P16" text:outline-level="2">Creation of Subnets </text:h>
      <text:list xml:id="list567259842" text:style-name="L8">
        <text:list-item>
          <text:p text:style-name="P33">Vpc ID </text:p>
        </text:list-item>
        <text:list-item>
          <text:p text:style-name="P33">Subnet Name </text:p>
        </text:list-item>
        <text:list-item>
          <text:p text:style-name="P33">AZ </text:p>
        </text:list-item>
        <text:list-item>
          <text:p text:style-name="P33">Ipv4 CIDR Block: 10.0.0.0/24</text:p>
        </text:list-item>
      </text:list>
      <text:p text:style-name="P3"/>
      <text:h text:style-name="P17" text:outline-level="2">Internet Gateway (IGW) </text:h>
      <text:list xml:id="list2841473902" text:style-name="L9">
        <text:list-item>
          <text:p text:style-name="P34">Allows resources in a VPC connect to the internet </text:p>
        </text:list-item>
        <text:list-item>
          <text:p text:style-name="P34">It scales horizontally and is highly available and redundant </text:p>
        </text:list-item>
        <text:list-item>
          <text:p text:style-name="P34">Must be created separately from a VPC </text:p>
        </text:list-item>
        <text:list-item>
          <text:p text:style-name="P34">One VPC can only attached to one IGW and vice versa. </text:p>
        </text:list-item>
        <text:list-item>
          <text:p text:style-name="P34">IGW on their own do not allow internet access. </text:p>
        </text:list-item>
        <text:list-item>
          <text:p text:style-name="P34">Route table must also be edited </text:p>
        </text:list-item>
      </text:list>
      <text:p text:style-name="P3"/>
      <text:h text:style-name="P17" text:outline-level="2">Creation of Route Table and IGW </text:h>
      <text:list xml:id="list2480052610" text:style-name="L10">
        <text:list-item>
          <text:p text:style-name="P35">Lauch an EC2 instance. </text:p>
          <text:list>
            <text:list-item>
              <text:p text:style-name="P35">Go to network settings: </text:p>
              <text:list>
                <text:list-item>
                  <text:p text:style-name="P35"><text:soft-page-break/>Select your own VPC</text:p>
                </text:list-item>
                <text:list-item>
                  <text:p text:style-name="P35">Select subnet </text:p>
                </text:list-item>
                <text:list-item>
                  <text:p text:style-name="P35">Disable the auto – assign public IP <text:s/></text:p>
                </text:list-item>
              </text:list>
            </text:list-item>
          </text:list>
        </text:list-item>
        <text:list-item>
          <text:p text:style-name="P36">Create IGW </text:p>
          <text:list>
            <text:list-item>
              <text:p text:style-name="P36">Name </text:p>
            </text:list-item>
            <text:list-item>
              <text:p text:style-name="P36">Attach it to our VPC </text:p>
            </text:list-item>
          </text:list>
        </text:list-item>
        <text:list-item>
          <text:p text:style-name="P36">Create Route table </text:p>
          <text:list>
            <text:list-item>
              <text:p text:style-name="P36">Name </text:p>
            </text:list-item>
            <text:list-item>
              <text:p text:style-name="P36">VPC ID </text:p>
            </text:list-item>
            <text:list-item>
              <text:p text:style-name="P36">Subnet Association : assignt the subnets </text:p>
            </text:list-item>
          </text:list>
        </text:list-item>
        <text:list-item>
          <text:p text:style-name="P36">Add Routes </text:p>
          <text:list>
            <text:list-item>
              <text:p text:style-name="P36">Destination: 0.0.0.0/0 to IGW for public subnet </text:p>
            </text:list-item>
          </text:list>
        </text:list-item>
      </text:list>
      <text:h text:style-name="P18" text:outline-level="2">Bastion Hosts </text:h>
      <text:list xml:id="list2936113570" text:style-name="L11">
        <text:list-item>
          <text:p text:style-name="P37">We can use a Bastion host to SSH into our private EC2 instance </text:p>
        </text:list-item>
        <text:list-item>
          <text:p text:style-name="P37">The bastion is in the public subnet which is then connected to all other private subnets </text:p>
        </text:list-item>
        <text:list-item>
          <text:p text:style-name="P37">Bastion Host SG must allow inbound from the internet on port 22 from restricted CIDR, for example: the public CIDR of your corporation </text:p>
        </text:list-item>
        <text:list-item>
          <text:p text:style-name="P37">SG of EC2 instance must allow the SG of the Bastion Host, or the private IP of the Bastion Host. </text:p>
        </text:list-item>
      </text:list>
      <text:h text:style-name="P18" text:outline-level="2">Hands – ON </text:h>
      <text:list xml:id="list2191954513" text:style-name="L12">
        <text:list-item>
          <text:p text:style-name="P38">Create EC2 instance in private Subnet </text:p>
          <text:list>
            <text:list-item>
              <text:p text:style-name="P39">Choose our own VPC </text:p>
            </text:list-item>
            <text:list-item>
              <text:p text:style-name="P39">Select private Subnet </text:p>
            </text:list-item>
            <text:list-item>
              <text:p text:style-name="P39">Create SG </text:p>
              <text:list>
                <text:list-item>
                  <text:p text:style-name="P39">Name </text:p>
                </text:list-item>
                <text:list-item>
                  <text:p text:style-name="P39">Allow SSH from custom </text:p>
                </text:list-item>
                <text:list-item>
                  <text:p text:style-name="P39">Choose the source </text:p>
                </text:list-item>
                <text:list-item>
                  <text:p text:style-name="P39">Descriptio: Allow SSH from the Bastion host. </text:p>
                </text:list-item>
              </text:list>
            </text:list-item>
          </text:list>
        </text:list-item>
      </text:list>
      <text:h text:style-name="P10" text:outline-level="1"><text:soft-page-break/>NAT Instance</text:h>
      <text:list xml:id="list4124927644" text:style-name="L13">
        <text:list-item>
          <text:p text:style-name="P40">Allow EC2 instance in private subnets to connect to internet </text:p>
        </text:list-item>
        <text:list-item>
          <text:p text:style-name="P40">Must be launched in a public subnet </text:p>
        </text:list-item>
        <text:list-item>
          <text:p text:style-name="P40">Must be disabled EC2 setting: Source / destination Check </text:p>
        </text:list-item>
        <text:list-item>
          <text:p text:style-name="P40">Must have Elastic IP attached to it. </text:p>
        </text:list-item>
        <text:list-item>
          <text:p text:style-name="P40">Route table must be configured to route traffic from private subnets to the NAT instance. </text:p>
        </text:list-item>
      </text:list>
      <text:h text:style-name="P19" text:outline-level="2">Comments: </text:h>
      <text:list xml:id="list4094171145" text:style-name="L14">
        <text:list-item>
          <text:p text:style-name="P41">Pre – configure AMI is available </text:p>
        </text:list-item>
        <text:list-item>
          <text:p text:style-name="P41">Not highly available / resilient setup out of the box </text:p>
        </text:list-item>
        <text:list-item>
          <text:p text:style-name="P41">Internet traffic bandwidth depends on EC2 instance type </text:p>
        </text:list-item>
        <text:list-item>
          <text:p text:style-name="P41">You must manage Security Groups &amp; rules </text:p>
        </text:list-item>
        <text:list-item>
          <text:p text:style-name="P41">You must manage SG &amp; rules: </text:p>
          <text:list>
            <text:list-item>
              <text:p text:style-name="P41">Inboud: </text:p>
              <text:list>
                <text:list-item>
                  <text:p text:style-name="P41">Allow HTTP / HTTPS traffic coming from Private Subnets </text:p>
                </text:list-item>
                <text:list-item>
                  <text:p text:style-name="P41">Allow SSH from your home network (access is provided through IGW) </text:p>
                </text:list-item>
              </text:list>
            </text:list-item>
            <text:list-item>
              <text:p text:style-name="P41">Outbound: </text:p>
              <text:list>
                <text:list-item>
                  <text:p text:style-name="P41">Allow HTTP / HTTPS traffic to the internet.</text:p>
                </text:list-item>
              </text:list>
            </text:list-item>
          </text:list>
        </text:list-item>
      </text:list>
      <text:p text:style-name="P4"/>
      <text:h text:style-name="P11" text:outline-level="1">NAT Gateway </text:h>
      <text:list xml:id="list492740324" text:style-name="L15">
        <text:list-item>
          <text:p text:style-name="P42">AWS managed NAT, higher bandwidth, high availability, no administration. </text:p>
        </text:list-item>
        <text:list-item>
          <text:p text:style-name="P42">Pay per hour for usage and bandwidth </text:p>
        </text:list-item>
        <text:list-item>
          <text:p text:style-name="P42">NATGW is created in specific AZ, uses an Elastic IP </text:p>
        </text:list-item>
        <text:list-item>
          <text:p text:style-name="P42">Can’t be used by EC2 instance in the same subnet ( only from other subnet)</text:p>
        </text:list-item>
        <text:list-item>
          <text:p text:style-name="P42">Requires an IGW ( private Subnet – NAT GW – IGW ) </text:p>
        </text:list-item>
        <text:list-item>
          <text:p text:style-name="P42">5 Gbps of bandwidth with automatic scaling up to 100 Gbps. </text:p>
        </text:list-item>
        <text:list-item>
          <text:p text:style-name="P42">NO SG to manage / required </text:p>
        </text:list-item>
      </text:list>
      <text:h text:style-name="P20" text:outline-level="2"><text:soft-page-break/>NAT Gateway with High Availability </text:h>
      <text:list xml:id="list105588372" text:style-name="L16">
        <text:list-item>
          <text:p text:style-name="P43">NAT Gateway is resilient within a single AZ. </text:p>
        </text:list-item>
        <text:list-item>
          <text:p text:style-name="P43">Must create multiple NAT GW in multiple Azs for fault – tolerance. </text:p>
        </text:list-item>
        <text:list-item>
          <text:p text:style-name="P43">There is no cross – AZ failover needed because if an AZ goes down it doesn’t need NAT. </text:p>
        </text:list-item>
      </text:list>
      <text:h text:style-name="P20" text:outline-level="2">Hands – ON </text:h>
      <text:list xml:id="list4136096303" text:style-name="L17">
        <text:list-item>
          <text:p text:style-name="P44">Name </text:p>
        </text:list-item>
        <text:list-item>
          <text:p text:style-name="P44">Public Subnet </text:p>
        </text:list-item>
        <text:list-item>
          <text:p text:style-name="P44">Connectivity Type: public </text:p>
        </text:list-item>
        <text:list-item>
          <text:p text:style-name="P44">Elastic IP </text:p>
        </text:list-item>
        <text:list-item>
          <text:p text:style-name="P44">Created </text:p>
        </text:list-item>
        <text:list-item>
          <text:p text:style-name="P44">Route Tables: </text:p>
          <text:list>
            <text:list-item>
              <text:p text:style-name="P44">Destination 0.0.0.0/0 to NAT GW </text:p>
            </text:list-item>
          </text:list>
        </text:list-item>
      </text:list>
      <text:p text:style-name="P5"/>
      <text:h text:style-name="P12" text:outline-level="1">Security Groups &amp; NACLs </text:h>
      <text:list xml:id="list301065512" text:style-name="L18">
        <text:list-item>
          <text:p text:style-name="P45">NACL is stateless </text:p>
        </text:list-item>
        <text:list-item>
          <text:p text:style-name="P45">SG is stateful </text:p>
        </text:list-item>
        <text:list-item>
          <text:p text:style-name="P45">1 NACL per subnet. </text:p>
        </text:list-item>
        <text:list-item>
          <text:p text:style-name="P45">You define NACL rules: </text:p>
          <text:list>
            <text:list-item>
              <text:p text:style-name="P45">Rules have a number (1 – 32766) higher precedence with a lower number </text:p>
            </text:list-item>
            <text:list-item>
              <text:p text:style-name="P45">First rule match will drive the decision </text:p>
            </text:list-item>
            <text:list-item>
              <text:p text:style-name="P45">The last rule is an asterisk (*) and denies a request in case of no rule match </text:p>
            </text:list-item>
            <text:list-item>
              <text:p text:style-name="P45">AWS recommends adding rules by increment of 100 </text:p>
            </text:list-item>
          </text:list>
        </text:list-item>
        <text:list-item>
          <text:p text:style-name="P45">Newly created NACL will deny everything </text:p>
        </text:list-item>
        <text:list-item>
          <text:p text:style-name="P45">NACL are a great way of blocking a specific IP address at subnet level </text:p>
        </text:list-item>
      </text:list>
      <text:h text:style-name="P21" text:outline-level="2">Default NACL </text:h>
      <text:list xml:id="list348897926" text:style-name="L19">
        <text:list-item>
          <text:p text:style-name="P48">Accepts everything inbound / outbound with the subnets it’s associated with. </text:p>
        </text:list-item>
      </text:list>
      <text:h text:style-name="P21" text:outline-level="2"><text:soft-page-break/>Ephermeral Ports </text:h>
      <text:list xml:id="list75392986" text:style-name="L20">
        <text:list-item>
          <text:p text:style-name="P46">Clients connect to a defined port, and expect a response on an ephermal port </text:p>
        </text:list-item>
        <text:list-item>
          <text:p text:style-name="P46">Different OS use different port ranges examples: </text:p>
          <text:list>
            <text:list-item>
              <text:p text:style-name="P46">IANA &amp; MS windows 10 – 49152 to 65535 </text:p>
            </text:list-item>
            <text:list-item>
              <text:p text:style-name="P46">Many Linux Kernels – 32768 to 60999 </text:p>
            </text:list-item>
          </text:list>
        </text:list-item>
      </text:list>
      <text:p text:style-name="P6"/>
      <text:h text:style-name="P13" text:outline-level="1">VPC Peering </text:h>
      <text:list xml:id="list3498897952" text:style-name="L21">
        <text:list-item>
          <text:p text:style-name="P47">Privately connect 2 VPCs using AWS network </text:p>
        </text:list-item>
        <text:list-item>
          <text:p text:style-name="P47">Make them behave as if they were in the same network </text:p>
        </text:list-item>
        <text:list-item>
          <text:p text:style-name="P47">Must not have overlapping CIDR </text:p>
        </text:list-item>
        <text:list-item>
          <text:p text:style-name="P47">Connection is Not transitive i.e. every VPC must have vpc peering enable if they want to communicate with each other </text:p>
        </text:list-item>
        <text:list-item>
          <text:p text:style-name="P47">We must update route tables in each VPC’s subnet to ensure EC2 instances can communicate with each other. </text:p>
        </text:list-item>
      </text:list>
      <text:h text:style-name="Heading_20_2" text:outline-level="2">Hands – ON </text:h>
      <text:list xml:id="list1828924245" text:style-name="L22">
        <text:list-item>
          <text:p text:style-name="P49">Name</text:p>
        </text:list-item>
        <text:list-item>
          <text:p text:style-name="P49">VPC ID </text:p>
        </text:list-item>
        <text:list-item>
          <text:p text:style-name="P49">2<text:span text:style-name="T3">nd</text:span> VPC </text:p>
        </text:list-item>
        <text:list-item>
          <text:p text:style-name="P49">Route table </text:p>
          <text:list>
            <text:list-item>
              <text:p text:style-name="P49">Public route table </text:p>
              <text:list>
                <text:list-item>
                  <text:p text:style-name="P49">CIDR for 2<text:span text:style-name="T3">nd</text:span> VPC to peering connection </text:p>
                </text:list-item>
              </text:list>
            </text:list-item>
            <text:list-item>
              <text:p text:style-name="P49">Go to Demo VPC rout table </text:p>
              <text:list>
                <text:list-item>
                  <text:p text:style-name="P49">CIDR for our 1<text:span text:style-name="T3">st</text:span> VPC to peering connection </text:p>
                </text:list-item>
                <text:list-item>
                  <text:p text:style-name="P49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4pt" officeooo:rsid="0012f1a9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7T18:59:51.912409498</meta:creation-date>
    <meta:editing-duration>PT47S</meta:editing-duration>
    <meta:editing-cycles>2</meta:editing-cycles>
    <meta:generator>LibreOffice/6.4.7.2$Linux_X86_64 LibreOffice_project/40$Build-2</meta:generator>
    <dc:date>2024-03-27T19:00:05.777485811</dc:date>
    <meta:document-statistic meta:table-count="0" meta:image-count="0" meta:object-count="0" meta:page-count="7" meta:paragraph-count="170" meta:word-count="1198" meta:character-count="6532" meta:non-whitespace-character-count="5448"/>
  </office:meta>
</office:document-meta>
</file>